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d435" officeooo:paragraph-rsid="0019d435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9d435" officeooo:paragraph-rsid="0019d435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e9a59" officeooo:paragraph-rsid="001e9a59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376566" officeooo:paragraph-rsid="00376566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3d20ed" officeooo:paragraph-rsid="003d20e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3dde1f" officeooo:paragraph-rsid="003dde1f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422b49" officeooo:paragraph-rsid="00422b49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422b49" officeooo:paragraph-rsid="004b01a9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452449" officeooo:paragraph-rsid="00452449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49af81" officeooo:paragraph-rsid="0049af81" style:font-weight-asian="bold" style:font-weight-complex="bold"/>
    </style:style>
    <style:style style:name="P11" style:family="paragraph" style:parent-style-name="Standard">
      <style:text-properties officeooo:paragraph-rsid="0019d435"/>
    </style:style>
    <style:style style:name="P12" style:family="paragraph" style:parent-style-name="Standard">
      <style:text-properties officeooo:paragraph-rsid="001b763e"/>
    </style:style>
    <style:style style:name="P13" style:family="paragraph" style:parent-style-name="Standard">
      <style:text-properties officeooo:rsid="001e9a59" officeooo:paragraph-rsid="001e9a59"/>
    </style:style>
    <style:style style:name="P14" style:family="paragraph" style:parent-style-name="Standard">
      <style:text-properties fo:font-size="12pt" style:text-underline-style="solid" style:text-underline-width="auto" style:text-underline-color="font-color" fo:font-weight="bold" officeooo:rsid="001fb754" officeooo:paragraph-rsid="00246726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2pt" style:text-underline-style="solid" style:text-underline-width="auto" style:text-underline-color="font-color" fo:font-weight="bold" officeooo:rsid="001fb754" officeooo:paragraph-rsid="00290f1f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style:text-underline-style="solid" style:text-underline-width="auto" style:text-underline-color="font-color" fo:font-weight="bold" officeooo:rsid="001fb754" officeooo:paragraph-rsid="0033718c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style:text-underline-style="none" fo:font-weight="normal" officeooo:rsid="001fb754" officeooo:paragraph-rsid="00290f1f" style:font-size-asian="12pt" style:font-weight-asian="normal" style:font-size-complex="12pt" style:font-weight-complex="normal"/>
    </style:style>
    <style:style style:name="P18" style:family="paragraph" style:parent-style-name="Standard">
      <style:text-properties officeooo:rsid="0021ae07" officeooo:paragraph-rsid="001e9a59"/>
    </style:style>
    <style:style style:name="P19" style:family="paragraph" style:parent-style-name="Standard">
      <style:text-properties officeooo:rsid="00246726" officeooo:paragraph-rsid="00246726"/>
    </style:style>
    <style:style style:name="P20" style:family="paragraph" style:parent-style-name="Standard">
      <style:text-properties officeooo:rsid="00246726" officeooo:paragraph-rsid="0025bf71"/>
    </style:style>
    <style:style style:name="P21" style:family="paragraph" style:parent-style-name="Standard">
      <style:text-properties officeooo:rsid="002c4a49" officeooo:paragraph-rsid="002c4a49"/>
    </style:style>
    <style:style style:name="P22" style:family="paragraph" style:parent-style-name="Standard">
      <style:text-properties officeooo:rsid="00290f1f" officeooo:paragraph-rsid="00290f1f"/>
    </style:style>
    <style:style style:name="P23" style:family="paragraph" style:parent-style-name="Standard">
      <style:text-properties officeooo:rsid="002c66c5" officeooo:paragraph-rsid="002c66c5"/>
    </style:style>
    <style:style style:name="P24" style:family="paragraph" style:parent-style-name="Standard">
      <style:text-properties officeooo:rsid="002e5d86" officeooo:paragraph-rsid="002c4a49"/>
    </style:style>
    <style:style style:name="P25" style:family="paragraph" style:parent-style-name="Standard">
      <style:text-properties officeooo:rsid="002e5d86" officeooo:paragraph-rsid="002e5d86"/>
    </style:style>
    <style:style style:name="P26" style:family="paragraph" style:parent-style-name="Standard">
      <style:text-properties fo:font-weight="bold" officeooo:rsid="002e5d86" officeooo:paragraph-rsid="002e5d86" style:font-weight-asian="bold" style:font-weight-complex="bold"/>
    </style:style>
    <style:style style:name="P27" style:family="paragraph" style:parent-style-name="Standard">
      <style:text-properties fo:font-weight="bold" officeooo:rsid="0030902e" officeooo:paragraph-rsid="0030902e" style:font-weight-asian="bold" style:font-weight-complex="bold"/>
    </style:style>
    <style:style style:name="P28" style:family="paragraph" style:parent-style-name="Standard">
      <style:text-properties fo:font-weight="bold" officeooo:rsid="0021ae07" officeooo:paragraph-rsid="001e9a59" style:font-weight-asian="bold" style:font-weight-complex="bold"/>
    </style:style>
    <style:style style:name="P29" style:family="paragraph" style:parent-style-name="Standard">
      <style:text-properties fo:font-weight="bold" officeooo:rsid="00311a39" officeooo:paragraph-rsid="00311a39" style:font-weight-asian="bold" style:font-weight-complex="bold"/>
    </style:style>
    <style:style style:name="P30" style:family="paragraph" style:parent-style-name="Standard">
      <style:text-properties fo:font-weight="bold" officeooo:rsid="00311a39" officeooo:paragraph-rsid="002e5d86" style:font-weight-asian="bold" style:font-weight-complex="bold"/>
    </style:style>
    <style:style style:name="P31" style:family="paragraph" style:parent-style-name="Standard">
      <style:text-properties fo:font-weight="bold" officeooo:rsid="0035072a" officeooo:paragraph-rsid="0035072a" style:font-weight-asian="bold" style:font-weight-complex="bold"/>
    </style:style>
    <style:style style:name="P32" style:family="paragraph" style:parent-style-name="Standard">
      <style:text-properties fo:font-weight="bold" officeooo:rsid="00354651" officeooo:paragraph-rsid="00354651" style:font-weight-asian="bold" style:font-weight-complex="bold"/>
    </style:style>
    <style:style style:name="P33" style:family="paragraph" style:parent-style-name="Standard">
      <style:text-properties fo:font-weight="bold" officeooo:rsid="00376566" officeooo:paragraph-rsid="00376566" style:font-weight-asian="bold" style:font-weight-complex="bold"/>
    </style:style>
    <style:style style:name="P34" style:family="paragraph" style:parent-style-name="Standard">
      <style:text-properties fo:font-weight="bold" officeooo:rsid="00376566" officeooo:paragraph-rsid="00391601" style:font-weight-asian="bold" style:font-weight-complex="bold"/>
    </style:style>
    <style:style style:name="P35" style:family="paragraph" style:parent-style-name="Standard">
      <style:text-properties fo:font-weight="bold" officeooo:rsid="00391601" officeooo:paragraph-rsid="00391601" style:font-weight-asian="bold" style:font-weight-complex="bold"/>
    </style:style>
    <style:style style:name="P36" style:family="paragraph" style:parent-style-name="Standard">
      <style:text-properties fo:font-weight="bold" officeooo:rsid="0039ff5e" officeooo:paragraph-rsid="0039ff5e" style:font-weight-asian="bold" style:font-weight-complex="bold"/>
    </style:style>
    <style:style style:name="P37" style:family="paragraph" style:parent-style-name="Standard">
      <style:text-properties fo:font-weight="bold" officeooo:rsid="003bd882" officeooo:paragraph-rsid="003bd882" style:font-weight-asian="bold" style:font-weight-complex="bold"/>
    </style:style>
    <style:style style:name="P38" style:family="paragraph" style:parent-style-name="Standard">
      <style:text-properties fo:font-weight="bold" officeooo:rsid="003bd882" officeooo:paragraph-rsid="001e9a59" style:font-weight-asian="bold" style:font-weight-complex="bold"/>
    </style:style>
    <style:style style:name="P39" style:family="paragraph" style:parent-style-name="Standard">
      <style:text-properties fo:font-weight="bold" officeooo:rsid="003d20ed" officeooo:paragraph-rsid="003d20ed" style:font-weight-asian="bold" style:font-weight-complex="bold"/>
    </style:style>
    <style:style style:name="P40" style:family="paragraph" style:parent-style-name="Standard">
      <style:text-properties fo:font-weight="bold" officeooo:rsid="003dde1f" officeooo:paragraph-rsid="003dde1f" style:font-weight-asian="bold" style:font-weight-complex="bold"/>
    </style:style>
    <style:style style:name="P41" style:family="paragraph" style:parent-style-name="Standard">
      <style:text-properties fo:font-weight="bold" officeooo:rsid="003dde1f" officeooo:paragraph-rsid="003d20ed" style:font-weight-asian="bold" style:font-weight-complex="bold"/>
    </style:style>
    <style:style style:name="P42" style:family="paragraph" style:parent-style-name="Standard">
      <style:text-properties officeooo:rsid="00323fb8" officeooo:paragraph-rsid="00323fb8"/>
    </style:style>
    <style:style style:name="P43" style:family="paragraph" style:parent-style-name="Standard">
      <style:text-properties officeooo:rsid="0033718c" officeooo:paragraph-rsid="0033718c"/>
    </style:style>
    <style:style style:name="P44" style:family="paragraph" style:parent-style-name="Standard">
      <style:text-properties officeooo:rsid="0035072a" officeooo:paragraph-rsid="0035072a"/>
    </style:style>
    <style:style style:name="P45" style:family="paragraph" style:parent-style-name="Standard">
      <style:text-properties officeooo:rsid="0035219a" officeooo:paragraph-rsid="0035219a"/>
    </style:style>
    <style:style style:name="P46" style:family="paragraph" style:parent-style-name="Standard">
      <style:text-properties officeooo:rsid="00354651" officeooo:paragraph-rsid="00354651"/>
    </style:style>
    <style:style style:name="P47" style:family="paragraph" style:parent-style-name="Standard">
      <style:text-properties officeooo:rsid="00376566" officeooo:paragraph-rsid="00391601"/>
    </style:style>
    <style:style style:name="P48" style:family="paragraph" style:parent-style-name="Standard">
      <style:text-properties officeooo:rsid="00391601" officeooo:paragraph-rsid="00391601"/>
    </style:style>
    <style:style style:name="P49" style:family="paragraph" style:parent-style-name="Standard">
      <style:text-properties officeooo:rsid="003bd882" officeooo:paragraph-rsid="003bd882"/>
    </style:style>
    <style:style style:name="P50" style:family="paragraph" style:parent-style-name="Standard">
      <style:text-properties officeooo:rsid="003bd882" officeooo:paragraph-rsid="001e9a59"/>
    </style:style>
    <style:style style:name="P51" style:family="paragraph" style:parent-style-name="Standard">
      <style:text-properties officeooo:rsid="003d20ed" officeooo:paragraph-rsid="003d20ed"/>
    </style:style>
    <style:style style:name="P52" style:family="paragraph" style:parent-style-name="Standard">
      <style:text-properties officeooo:rsid="003dde1f" officeooo:paragraph-rsid="003dde1f"/>
    </style:style>
    <style:style style:name="P53" style:family="paragraph" style:parent-style-name="Standard">
      <style:text-properties officeooo:rsid="00452449" officeooo:paragraph-rsid="00452449"/>
    </style:style>
    <style:style style:name="P54" style:family="paragraph" style:parent-style-name="Standard">
      <style:text-properties officeooo:rsid="00468f47" officeooo:paragraph-rsid="00468f47"/>
    </style:style>
    <style:style style:name="P55" style:family="paragraph" style:parent-style-name="Standard">
      <style:text-properties officeooo:rsid="00470d75" officeooo:paragraph-rsid="00470d75"/>
    </style:style>
    <style:style style:name="P56" style:family="paragraph" style:parent-style-name="Standard">
      <style:text-properties officeooo:rsid="004835d5" officeooo:paragraph-rsid="004835d5"/>
    </style:style>
    <style:style style:name="P57" style:family="paragraph" style:parent-style-name="Standard">
      <style:text-properties officeooo:rsid="0049af81" officeooo:paragraph-rsid="0049af81"/>
    </style:style>
    <style:style style:name="P58" style:family="paragraph" style:parent-style-name="Standard">
      <style:text-properties officeooo:rsid="004b01a9" officeooo:paragraph-rsid="004b01a9"/>
    </style:style>
    <style:style style:name="P59" style:family="paragraph" style:parent-style-name="Preformatted_20_Text">
      <style:text-properties officeooo:rsid="003d20ed" officeooo:paragraph-rsid="003d20ed"/>
    </style:style>
    <style:style style:name="P60" style:family="paragraph" style:parent-style-name="Preformatted_20_Text">
      <style:text-properties officeooo:paragraph-rsid="003f3bef"/>
    </style:style>
    <style:style style:name="P61" style:family="paragraph" style:parent-style-name="Preformatted_20_Text">
      <style:paragraph-properties fo:margin-top="0cm" fo:margin-bottom="0.499cm" loext:contextual-spacing="false"/>
    </style:style>
    <style:style style:name="P62" style:family="paragraph" style:parent-style-name="Standard" style:list-style-name="L1">
      <style:text-properties style:text-underline-style="solid" style:text-underline-width="auto" style:text-underline-color="font-color" fo:font-weight="bold" officeooo:rsid="0019d435" officeooo:paragraph-rsid="0019d435" style:font-weight-asian="bold" style:font-weight-complex="bold"/>
    </style:style>
    <style:style style:name="P63" style:family="paragraph" style:parent-style-name="Standard" style:list-style-name="L2">
      <style:text-properties officeooo:rsid="0019d435" officeooo:paragraph-rsid="0019d435"/>
    </style:style>
    <style:style style:name="P64" style:family="paragraph" style:parent-style-name="Standard" style:list-style-name="L1">
      <style:text-properties officeooo:rsid="0019d435" officeooo:paragraph-rsid="00290f1f"/>
    </style:style>
    <style:style style:name="P65" style:family="paragraph" style:parent-style-name="Standard" style:list-style-name="L1">
      <style:text-properties officeooo:rsid="0019d435" officeooo:paragraph-rsid="0033718c"/>
    </style:style>
    <style:style style:name="P66" style:family="paragraph" style:parent-style-name="Standard" style:list-style-name="L3">
      <style:text-properties officeooo:paragraph-rsid="0019d435"/>
    </style:style>
    <style:style style:name="P67" style:family="paragraph" style:parent-style-name="Standard" style:list-style-name="L4">
      <style:text-properties officeooo:paragraph-rsid="001b763e"/>
    </style:style>
    <style:style style:name="P68" style:family="paragraph" style:parent-style-name="Standard" style:list-style-name="L5">
      <style:text-properties officeooo:paragraph-rsid="001b763e"/>
    </style:style>
    <style:style style:name="P69" style:family="paragraph" style:parent-style-name="Standard" style:list-style-name="L6">
      <style:text-properties officeooo:paragraph-rsid="001b763e"/>
    </style:style>
    <style:style style:name="P70" style:family="paragraph" style:parent-style-name="Standard" style:list-style-name="L7">
      <style:text-properties officeooo:rsid="001e9a59" officeooo:paragraph-rsid="001e9a59"/>
    </style:style>
    <style:style style:name="P71" style:family="paragraph" style:parent-style-name="Standard" style:list-style-name="L8">
      <style:text-properties officeooo:rsid="00246726" officeooo:paragraph-rsid="00246726"/>
    </style:style>
    <style:style style:name="P72" style:family="paragraph" style:parent-style-name="Standard" style:list-style-name="L9">
      <style:text-properties officeooo:rsid="004b01a9" officeooo:paragraph-rsid="004b01a9"/>
    </style:style>
    <style:style style:name="P73" style:family="paragraph" style:parent-style-name="Standard">
      <style:text-properties officeooo:rsid="003d20ed" officeooo:paragraph-rsid="003d20ed"/>
    </style:style>
    <style:style style:name="P74" style:family="paragraph" style:parent-style-name="Standard">
      <style:text-properties officeooo:rsid="003d20ed" officeooo:paragraph-rsid="004ddb3a"/>
    </style:style>
    <style:style style:name="P75" style:family="paragraph" style:parent-style-name="Standard">
      <style:text-properties officeooo:rsid="003d20ed" officeooo:paragraph-rsid="004b01a9"/>
    </style:style>
    <style:style style:name="T1" style:family="text">
      <style:text-properties officeooo:rsid="0019d435"/>
    </style:style>
    <style:style style:name="T2" style:family="text">
      <style:text-properties officeooo:rsid="001b763e"/>
    </style:style>
    <style:style style:name="T3" style:family="text">
      <style:text-properties officeooo:rsid="001cee75"/>
    </style:style>
    <style:style style:name="T4" style:family="text">
      <style:text-properties officeooo:rsid="001d0df5"/>
    </style:style>
    <style:style style:name="T5" style:family="text">
      <style:text-properties officeooo:rsid="00246726"/>
    </style:style>
    <style:style style:name="T6" style:family="text">
      <style:text-properties officeooo:rsid="0025bf7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5bf71" style:font-weight-asian="bold" style:font-weight-complex="bold"/>
    </style:style>
    <style:style style:name="T9" style:family="text">
      <style:text-properties fo:font-weight="bold" officeooo:rsid="002c4a49" style:font-weight-asian="bold" style:font-weight-complex="bold"/>
    </style:style>
    <style:style style:name="T10" style:family="text">
      <style:text-properties fo:font-weight="bold" officeooo:rsid="0035219a" style:font-weight-asian="bold" style:font-weight-complex="bold"/>
    </style:style>
    <style:style style:name="T11" style:family="text">
      <style:text-properties fo:font-weight="bold" officeooo:rsid="00354651" style:font-weight-asian="bold" style:font-weight-complex="bold"/>
    </style:style>
    <style:style style:name="T12" style:family="text">
      <style:text-properties fo:font-weight="bold" officeooo:rsid="003dde1f" style:font-weight-asian="bold" style:font-weight-complex="bold"/>
    </style:style>
    <style:style style:name="T13" style:family="text">
      <style:text-properties fo:font-weight="bold" officeooo:rsid="00468f47" style:font-weight-asian="bold" style:font-weight-complex="bold"/>
    </style:style>
    <style:style style:name="T14" style:family="text">
      <style:text-properties fo:font-weight="bold" officeooo:rsid="00486102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290f1f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2c66c5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33718c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422b49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4b01a9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officeooo:rsid="00311a39"/>
    </style:style>
    <style:style style:name="T22" style:family="text">
      <style:text-properties officeooo:rsid="00290f1f"/>
    </style:style>
    <style:style style:name="T23" style:family="text">
      <style:text-properties officeooo:rsid="002c4a49"/>
    </style:style>
    <style:style style:name="T24" style:family="text">
      <style:text-properties officeooo:rsid="002c66c5"/>
    </style:style>
    <style:style style:name="T25" style:family="text">
      <style:text-properties officeooo:rsid="00311a39"/>
    </style:style>
    <style:style style:name="T26" style:family="text">
      <style:text-properties officeooo:rsid="00323fb8"/>
    </style:style>
    <style:style style:name="T27" style:family="text">
      <style:text-properties fo:color="#ff0000" officeooo:rsid="00331498"/>
    </style:style>
    <style:style style:name="T28" style:family="text">
      <style:text-properties officeooo:rsid="0033718c"/>
    </style:style>
    <style:style style:name="T29" style:family="text">
      <style:text-properties officeooo:rsid="0035219a"/>
    </style:style>
    <style:style style:name="T30" style:family="text">
      <style:text-properties officeooo:rsid="0036deed"/>
    </style:style>
    <style:style style:name="T31" style:family="text">
      <style:text-properties officeooo:rsid="00376566"/>
    </style:style>
    <style:style style:name="T32" style:family="text">
      <style:text-properties officeooo:rsid="00391601"/>
    </style:style>
    <style:style style:name="T33" style:family="text">
      <style:text-properties officeooo:rsid="0039ff5e"/>
    </style:style>
    <style:style style:name="T34" style:family="text">
      <style:text-properties officeooo:rsid="003bd882"/>
    </style:style>
    <style:style style:name="T35" style:family="text">
      <style:text-properties officeooo:rsid="003c409f"/>
    </style:style>
    <style:style style:name="T36" style:family="text">
      <style:text-properties fo:font-size="8pt" fo:font-weight="bold" style:font-size-asian="8pt" style:font-weight-asian="bold" style:font-size-complex="8pt" style:font-weight-complex="bold"/>
    </style:style>
    <style:style style:name="T37" style:family="text">
      <style:text-properties fo:font-size="8pt" fo:font-weight="bold" officeooo:rsid="003f3bef" style:font-size-asian="8pt" style:font-weight-asian="bold" style:font-size-complex="8pt" style:font-weight-complex="bold"/>
    </style:style>
    <style:style style:name="T38" style:family="text">
      <style:text-properties fo:font-size="8pt" fo:font-weight="bold" officeooo:rsid="00409f08" style:font-size-asian="8pt" style:font-weight-asian="bold" style:font-size-complex="8pt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468f47" style:font-weight-asian="normal" style:font-weight-complex="normal"/>
    </style:style>
    <style:style style:name="T41" style:family="text">
      <style:text-properties fo:font-weight="normal" officeooo:rsid="00486102" style:font-weight-asian="normal" style:font-weight-complex="normal"/>
    </style:style>
    <style:style style:name="T42" style:family="text">
      <style:text-properties officeooo:rsid="004b01a9"/>
    </style:style>
    <style:style style:name="T43" style:family="text">
      <style:text-properties officeooo:rsid="004ddb3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urso de Html5 e Css3</text:p>
      <text:p text:style-name="P1"/>
      <text:p text:style-name="P1"/>
      <text:list xml:id="list2605258878" text:style-name="L1">
        <text:list-header>
          <text:p text:style-name="P62">Capitulo 1:</text:p>
        </text:list-header>
      </text:list>
      <text:p text:style-name="P1"/>
      <text:p text:style-name="P1"/>
      <text:p text:style-name="P17"><text:s text:c="23"/><text:span text:style-name="T15">Aula 01:</text:span></text:p>
      <text:p text:style-name="P1"/>
      <text:p text:style-name="P1"><text:tab/>O que vamos estudar:</text:p>
      <text:p text:style-name="P1"/>
      <text:p text:style-name="P1"><text:tab/><text:tab/>- html5</text:p>
      <text:p text:style-name="P1"><text:s text:c="24"/>- css3</text:p>
      <text:p text:style-name="P1"/>
      <text:p text:style-name="P1"/>
      <text:p text:style-name="P1"><text:tab/>Modulo do curso:</text:p>
      <text:p text:style-name="P1"><text:tab/></text:p>
      <text:list xml:id="list2325866287" text:style-name="L2">
        <text:list-item>
          <text:p text:style-name="P63">M01: <text:span text:style-name="T3">Primeiros passos html+css</text:span></text:p>
        </text:list-item>
      </text:list>
      <text:p text:style-name="P1"><text:tab/><text:tab/></text:p>
      <text:p text:style-name="P1"><text:tab/><text:tab/>Conceitos básicos, preparação do ambiente, semântica do html5, textos, ligações, multimídia, estilos.</text:p>
      <text:p text:style-name="P11"/>
      <text:list xml:id="list3188827000" text:style-name="L3">
        <text:list-item>
          <text:p text:style-name="P66"><text:span text:style-name="T1">M02: </text:span><text:span text:style-name="T3">Deixando as coisas mais bonitas</text:span></text:p>
        </text:list-item>
      </text:list>
      <text:p text:style-name="P11"/>
      <text:p text:style-name="P11"><text:tab/><text:tab/><text:span text:style-name="T1">Fundamentos de design, psicologia das cores, </text:span><text:span text:style-name="T2">tipografia, elementos css, modelos de caixas, wireframe, responsividade.</text:span></text:p>
      <text:p text:style-name="P11"/>
      <text:list xml:id="list591963671" text:style-name="L4">
        <text:list-item>
          <text:p text:style-name="P67"><text:span text:style-name="T2">M03: </text:span><text:span text:style-name="T3">Colocando um protótipo no ar</text:span></text:p>
        </text:list-item>
      </text:list>
      <text:p text:style-name="P12"/>
      <text:p text:style-name="P12"><text:tab/><text:tab/><text:span text:style-name="T2">Versionamento de software, hospedagem de site estático, tabelas.</text:span></text:p>
      <text:p text:style-name="P12"/>
      <text:list xml:id="list2847636587" text:style-name="L5">
        <text:list-item>
          <text:p text:style-name="P68"><text:span text:style-name="T2">M04: </text:span><text:span text:style-name="T4">Aprofundando os conhecimentos</text:span></text:p>
        </text:list-item>
      </text:list>
      <text:p text:style-name="P12"/>
      <text:p text:style-name="P12"><text:tab/><text:tab/><text:span text:style-name="T2">Quadro em linhas, formulários, media queries </text:span><text:span text:style-name="T4">( adaptação em várias telas)</text:span><text:span text:style-name="T2">, mobile first.</text:span></text:p>
      <text:p text:style-name="P12"/>
      <text:list xml:id="list145647247" text:style-name="L6">
        <text:list-item>
          <text:p text:style-name="P69"><text:span text:style-name="T2">M05: </text:span><text:span text:style-name="T4">Novas tecnologias</text:span></text:p>
        </text:list-item>
      </text:list>
      <text:p text:style-name="P12"/>
      <text:p text:style-name="P12"><text:tab/><text:tab/><text:span text:style-name="T2">Flexbox, GridLayout, projeto final.</text:span></text:p>
      <text:p text:style-name="P12"/>
      <text:p text:style-name="P12"/>
      <text:p text:style-name="P12"/>
      <text:p text:style-name="P3">Repositórios Públicos:</text:p>
      <text:p text:style-name="P13"/>
      <text:list xml:id="list1280750655" text:style-name="L7">
        <text:list-item>
          <text:p text:style-name="P70">Gustavo Guanabara: gustavoguanabara</text:p>
        </text:list-item>
        <text:list-item>
          <text:p text:style-name="P70">Gustavo Guanabara: gustavoguanabara.github.io</text:p>
        </text:list-item>
      </text:list>
      <text:p text:style-name="P13"/>
      <text:p text:style-name="P13"/>
      <text:p text:style-name="P18"/>
      <text:p text:style-name="P14"/>
      <text:p text:style-name="P14"/>
      <text:p text:style-name="P14"/>
      <text:p text:style-name="P14"/>
      <text:p text:style-name="P14"><text:soft-page-break/></text:p>
      <text:p text:style-name="P14">Aula 0<text:span text:style-name="T5">4</text:span>:</text:p>
      <text:p text:style-name="P18"/>
      <text:list xml:id="list338840070" text:style-name="L8">
        <text:list-item>
          <text:p text:style-name="P71">Video do youtube mostrando como uma imagem chega de um <text:span text:style-name="T7">computador servidor</text:span> para um <text:span text:style-name="T7">computador cliente</text:span>.</text:p>
        </text:list-item>
      </text:list>
      <text:p text:style-name="P20"><text:tab/><text:tab/></text:p>
      <text:p text:style-name="P20"><text:span text:style-name="T6"><text:tab/></text:span><text:span text:style-name="T8">Exemplo:</text:span></text:p>
      <text:p text:style-name="P19"/>
      <text:p text:style-name="P18"><text:tab/><text:tab/><text:a xlink:type="simple" xlink:href="https://www.youtube.com/TNQsmPf24go" text:style-name="Internet_20_link" text:visited-style-name="Visited_20_Internet_20_Link">https://www.youtube.com/TNQsmPf24go</text:a></text:p>
      <text:p text:style-name="P18"/>
      <text:p text:style-name="P18"/>
      <text:list xml:id="list171351649993572" text:continue-list="list2605258878" text:style-name="L1">
        <text:list-header>
          <text:p text:style-name="P64"><text:span text:style-name="T15">Capitulo </text:span><text:span text:style-name="T16">2</text:span><text:span text:style-name="T15">:</text:span></text:p>
        </text:list-header>
      </text:list>
      <text:p text:style-name="P15"/>
      <text:p text:style-name="P15">Aula 0<text:span text:style-name="T22">2</text:span>:</text:p>
      <text:p text:style-name="P18"/>
      <text:p text:style-name="P18"/>
      <text:p text:style-name="P22">Domínio ------ &gt; Nome único<text:span text:style-name="T23">( Nome que identifica o site)</text:span></text:p>
      <text:p text:style-name="P18"><text:s text:c="28"/></text:p>
      <text:p text:style-name="P18"><text:s text:c="21"/>---- <text:span text:style-name="T23">&gt;Pago anualmente</text:span></text:p>
      <text:p text:style-name="P18"><text:s text:c="20"/></text:p>
      <text:p text:style-name="P18"><text:s text:c="21"/>---- <text:span text:style-name="T23">&gt;Vários </text:span><text:span text:style-name="T9">TLD</text:span><text:span text:style-name="T23">s</text:span><text:span text:style-name="T24">( </text:span><text:span text:style-name="T17">TOP LEVEL DOMAIN</text:span><text:span text:style-name="T24"> )</text:span></text:p>
      <text:p text:style-name="P18"/>
      <text:p text:style-name="P21">Hospedagem------- &gt;<text:span text:style-name="T24">Espaço para armazenar os arquivos (</text:span>Local onde o site vai estar armazenado<text:span text:style-name="T24">)</text:span>.</text:p>
      <text:p text:style-name="P24"/>
      <text:p text:style-name="P24"/>
      <text:p text:style-name="P25">Exemplo:</text:p>
      <text:p text:style-name="P30"/>
      <text:p text:style-name="P26"><text:a xlink:type="simple" xlink:href="http://www.github.com/gustavoguanabara" text:style-name="Internet_20_link" text:visited-style-name="Visited_20_Internet_20_Link"/></text:p>
      <text:p text:style-name="P26"><text:a xlink:type="simple" xlink:href="http://www.github.com/gustavoguanabara" text:style-name="Internet_20_link" text:visited-style-name="Visited_20_Internet_20_Link">www.github.com/gustavoguanabara</text:a> <text:s/>---- <text:span text:style-name="T26">&gt; URL </text:span><text:s text:c="7"/></text:p>
      <text:p text:style-name="P23"/>
      <text:p text:style-name="P18"/>
      <text:p text:style-name="P26">/gustavoguanabara --- &gt; <text:span text:style-name="T25">caminho</text:span></text:p>
      <text:p text:style-name="P25"/>
      <text:p text:style-name="P27">github.com ------ &gt; domínio</text:p>
      <text:p text:style-name="P18"/>
      <text:p text:style-name="P28">.<text:span text:style-name="T25">com ------ &gt; TLD ( </text:span><text:span text:style-name="T21">TOP LEVEL DOMAIN </text:span><text:span text:style-name="T25">)</text:span></text:p>
      <text:p text:style-name="P18"/>
      <text:p text:style-name="P29">www ------- &gt; sub - domínio</text:p>
      <text:p text:style-name="P18"/>
      <text:p text:style-name="P42">Exercício:</text:p>
      <text:p text:style-name="P18"/>
      <text:p text:style-name="P42"/>
      <text:p text:style-name="P42">gustavoguanaba.github.io <text:s text:c="2"/>---- &gt; Url <text:s text:c="2"/><text:span text:style-name="T27">Acertei</text:span></text:p>
      <text:p text:style-name="P18"/>
      <text:p text:style-name="P42">github.io ----- &gt; domínio <text:tab/><text:tab/><text:tab/><text:span text:style-name="T27">Acertei</text:span></text:p>
      <text:p text:style-name="P18"/>
      <text:p text:style-name="P18">.<text:span text:style-name="T26">io ----- &gt; GTLD ( GENERIC TOP LEVEL DOMAIN)<text:tab/></text:span><text:span text:style-name="T27">Acertei</text:span></text:p>
      <text:p text:style-name="P18"/>
      <text:p text:style-name="P42">gustavoguanabara ----- &gt; sub – domínio<text:tab/><text:tab/><text:span text:style-name="T27">Acertei</text:span></text:p>
      <text:p text:style-name="P18"/>
      <text:p text:style-name="P18"/>
      <text:p text:style-name="P18"/>
      <text:list xml:id="list171353206389126" text:continue-numbering="true" text:style-name="L1">
        <text:list-header>
          <text:p text:style-name="P65"><text:soft-page-break/><text:span text:style-name="T15">Capitulo </text:span><text:span text:style-name="T18">3</text:span><text:span text:style-name="T15">:</text:span></text:p>
        </text:list-header>
      </text:list>
      <text:p text:style-name="P18"/>
      <text:p text:style-name="P18"/>
      <text:p text:style-name="P16">Aula 0<text:span text:style-name="T28">1</text:span>:</text:p>
      <text:p text:style-name="P18"/>
      <text:p text:style-name="P43">Como funciona HTML e CSS ?</text:p>
      <text:p text:style-name="P43"/>
      <text:p text:style-name="P31">HTML e CSS não são linguagens de programação.</text:p>
      <text:p text:style-name="P18"/>
      <text:p text:style-name="P44">HTML ----- &gt; <text:span text:style-name="T7">H</text:span>YPER<text:span text:style-name="T7">T</text:span>EXT <text:span text:style-name="T7">M</text:span>ARKUP <text:span text:style-name="T7">L</text:span>ANGUAGE</text:p>
      <text:p text:style-name="P18"/>
      <text:p text:style-name="P44">CSS ------ &gt; <text:span text:style-name="T10">C</text:span><text:span text:style-name="T29">ASCADING </text:span><text:span text:style-name="T10">S</text:span><text:span text:style-name="T29">TYLE </text:span><text:span text:style-name="T10">S</text:span><text:span text:style-name="T29">HEETS</text:span></text:p>
      <text:p text:style-name="P18"/>
      <text:p text:style-name="P45"/>
      <text:p text:style-name="P45"/>
      <text:p text:style-name="P45"><text:span text:style-name="T7">O html é focado no conteúdo.</text:span><text:span text:style-name="T11">( textos, imagens, vídeos, tabelas )</text:span></text:p>
      <text:p text:style-name="P18"/>
      <text:p text:style-name="P46"><text:span text:style-name="T7">O css</text:span> <text:span text:style-name="T7">é focado no design. ( cores, sombras, tamanho, posicionamento )</text:span></text:p>
      <text:p text:style-name="P18"/>
      <text:p text:style-name="P32">JAVA SCRIPT( JS ) é uma linguagem de programação focado em interações com o usuário.<text:span text:style-name="T30">( menu, animações, popups, validações )</text:span></text:p>
      <text:p text:style-name="P18"/>
      <text:p text:style-name="P18"/>
      <text:p text:style-name="P4">Conteúdo em HTML</text:p>
      <text:p text:style-name="P18"/>
      <text:p text:style-name="P48">Para transformar em Título precisar usar uma tag específica.</text:p>
      <text:p text:style-name="P48"/>
      <text:p text:style-name="P35">Tag em HTML são coisas colocadas entre o sinal de maior( &gt; ) e menor ( &lt; <text:s/>)</text:p>
      <text:p text:style-name="P47"/>
      <text:p text:style-name="P48"/>
      <text:p text:style-name="P35">&lt;H1&gt;<text:span text:style-name="T31">Exemplo de T</text:span>í<text:span text:style-name="T31">tulo</text:span>&lt;/H1&gt;</text:p>
      <text:p text:style-name="P48"/>
      <text:p text:style-name="P34">Exemplo de T<text:span text:style-name="T32">í</text:span>tulo ----- &gt; Conteúdo</text:p>
      <text:p text:style-name="P35"/>
      <text:p text:style-name="P35">&lt;H1&gt; <text:s/>------ &gt; abertura de tag</text:p>
      <text:p text:style-name="P35"/>
      <text:p text:style-name="P35">&lt;/H1&gt; ------ &gt; fechamento de tag</text:p>
      <text:p text:style-name="P35"><text:s/></text:p>
      <text:p text:style-name="P28"><text:s/></text:p>
      <text:p text:style-name="P33"><text:span text:style-name="T33">&lt;p&gt;</text:span>Exemplo de Parágrafo<text:span text:style-name="T33">&lt;/p&gt;</text:span> </text:p>
      <text:p text:style-name="P28"/>
      <text:p text:style-name="P36">Exemplo de Parágrafo ------ &gt; Começar um parágrafo</text:p>
      <text:p text:style-name="P36"/>
      <text:p text:style-name="P36">&lt;p&gt; ------- &gt; abertura de tag</text:p>
      <text:p text:style-name="P36"/>
      <text:p text:style-name="P36">&lt;/p&gt;--------- &gt; fechamento de tag</text:p>
      <text:p text:style-name="P18"/>
      <text:p text:style-name="P36"/>
      <text:p text:style-name="P36"/>
      <text:p text:style-name="P36"/>
      <text:p text:style-name="P36"/>
      <text:p text:style-name="P36"/>
      <text:p text:style-name="P36"><text:soft-page-break/>&lt;img src =”foto.png” alt =”Exemplo de foto ”&gt;</text:p>
      <text:p text:style-name="P18"/>
      <text:p text:style-name="P37">&lt;img src = ------- &gt; abertura de tag</text:p>
      <text:p text:style-name="P37"/>
      <text:p text:style-name="P37">src, alt = <text:s/>-------- &gt; parâmetros</text:p>
      <text:p text:style-name="P28"/>
      <text:p text:style-name="P28">“<text:span text:style-name="T34">Exemplo de </text:span><text:span text:style-name="T35">f</text:span><text:span text:style-name="T34">oto</text:span>” --------- <text:span text:style-name="T34">&gt; valor</text:span></text:p>
      <text:p text:style-name="P50"/>
      <text:p text:style-name="P38">“<text:span text:style-name="T35">foto.png”------------- &gt; valor</text:span></text:p>
      <text:p text:style-name="P49"/>
      <text:p text:style-name="P49"/>
      <text:p text:style-name="P49"/>
      <text:p text:style-name="P49"/>
      <text:p text:style-name="P5">Estilo em CSS</text:p>
      <text:p text:style-name="P51"/>
      <text:p text:style-name="P51"/>
      <text:p text:style-name="P51">h1{ </text:p>
      <text:p text:style-name="P51"><text:s text:c="5"/></text:p>
      <text:p text:style-name="P51"><text:tab/><text:span text:style-name="T7">font-family: Arial;</text:span></text:p>
      <text:p text:style-name="P51"><text:span text:style-name="T7"><text:tab/></text:span><text:span text:style-name="T12">font-size: 20 pt;</text:span></text:p>
      <text:p text:style-name="P41"><text:tab/>color: blue;</text:p>
      <text:p text:style-name="P51"><text:s text:c="4"/>}</text:p>
      <text:p text:style-name="P49"/>
      <text:p text:style-name="P49"/>
      <text:p text:style-name="P49"/>
      <text:p text:style-name="P39">h1 { } <text:s/>------- &gt; seletor</text:p>
      <text:p text:style-name="P51"/>
      <text:p text:style-name="P39">font-family : Arial -------- &gt; declaração</text:p>
      <text:p text:style-name="P39"/>
      <text:p text:style-name="P40">font-size: 20pt -------------- &gt; declaração</text:p>
      <text:p text:style-name="P39"/>
      <text:p text:style-name="P40">color: ---------- &gt; propriedade</text:p>
      <text:p text:style-name="P40"/>
      <text:p text:style-name="P40">blue <text:s/>------------- &gt; valor</text:p>
      <text:p text:style-name="P51"/>
      <text:p text:style-name="P51"/>
      <text:p text:style-name="P52"/>
      <text:p text:style-name="P51"/>
      <text:p text:style-name="P51"/>
      <text:p text:style-name="P6">Estrutura básica de um documento HTML</text:p>
      <text:p text:style-name="P51"/>
      <text:p text:style-name="P59"><text:span text:style-name="Source_20_Text"><text:span text:style-name="T36">&lt;!DOCTYPE html&gt;</text:span></text:span></text:p>
      <text:p text:style-name="Preformatted_20_Text"><text:span text:style-name="Source_20_Text"><text:span text:style-name="T36"/></text:span></text:p>
      <text:p text:style-name="Preformatted_20_Text"><text:span text:style-name="Source_20_Text"><text:span text:style-name="T36">&lt;html </text:span></text:span><text:span text:style-name="Source_20_Text"><text:span text:style-name="T37">lang=”pt-br”</text:span></text:span><text:span text:style-name="Source_20_Text"><text:span text:style-name="T36">&gt;</text:span></text:span></text:p>
      <text:p text:style-name="P60"><text:span text:style-name="Source_20_Text"><text:span text:style-name="T36"><text:tab/></text:span></text:span></text:p>
      <text:p text:style-name="P60"><text:span text:style-name="Source_20_Text"><text:span text:style-name="T36"><text:tab/>&lt;head&gt;</text:span></text:span></text:p>
      <text:p text:style-name="Preformatted_20_Text"><text:span text:style-name="Source_20_Text"><text:span text:style-name="T36"><text:tab/><text:tab/>&lt;meta charset="UTF-8"/&gt;</text:span></text:span></text:p>
      <text:p text:style-name="Preformatted_20_Text"><text:span text:style-name="Source_20_Text"><text:span text:style-name="T36"><text:tab/><text:tab/></text:span></text:span><text:span text:style-name="Source_20_Text"><text:span text:style-name="T37">&lt;meta name = “viewport”</text:span></text:span></text:p>
      <text:p text:style-name="P60"><text:span text:style-name="Source_20_Text"><text:span text:style-name="T36"><text:tab/><text:tab/></text:span></text:span><text:span text:style-name="Source_20_Text"><text:span text:style-name="T37">content=”width=device-width,initial-scale=1.0”&gt;</text:span></text:span></text:p>
      <text:p text:style-name="P60"><text:span text:style-name="Source_20_Text"><text:span text:style-name="T36"><text:tab/><text:tab/>&lt;title&gt;Document&lt;/title&gt;</text:span></text:span></text:p>
      <text:p text:style-name="Preformatted_20_Text"><text:span text:style-name="Source_20_Text"><text:span text:style-name="T36"><text:tab/>&lt;/head&gt;</text:span></text:span></text:p>
      <text:p text:style-name="P60"><text:span text:style-name="Source_20_Text"><text:span text:style-name="T36"><text:tab/></text:span></text:span></text:p>
      <text:p text:style-name="P60"><text:span text:style-name="Source_20_Text"><text:span text:style-name="T36"><text:tab/>&lt;body&gt;</text:span></text:span></text:p>
      <text:p text:style-name="Preformatted_20_Text"><text:span text:style-name="Source_20_Text"><text:span text:style-name="T36"><text:tab/><text:tab/></text:span></text:span><text:span text:style-name="Source_20_Text"><text:span text:style-name="T38">&lt;h1&gt; Olá, Mundo !!! &lt;/h1&gt;</text:span></text:span></text:p>
      <text:p text:style-name="Preformatted_20_Text"><text:span text:style-name="Source_20_Text"><text:span text:style-name="T36"><text:tab/>&lt;/body&gt;</text:span></text:span></text:p>
      <text:p text:style-name="P61"><text:span text:style-name="Source_20_Text"><text:span text:style-name="T36"/></text:span></text:p>
      <text:p text:style-name="P61"><text:span text:style-name="Source_20_Text"><text:span text:style-name="T36">&lt;/html&gt;</text:span></text:span></text:p>
      <text:p text:style-name="P7"><text:soft-page-break/>Capitulo 3:</text:p>
      <text:p text:style-name="P51"/>
      <text:p text:style-name="P51"><text:tab/><text:span text:style-name="T19">Aula 02:</text:span></text:p>
      <text:p text:style-name="P51"/>
      <text:p text:style-name="P51"/>
      <text:p text:style-name="P9">Front – End e Back – End :</text:p>
      <text:p text:style-name="P51"/>
      <text:p text:style-name="P53">Todas as tecnologias <text:span text:style-name="T7">html, css, javascript ( js )</text:span> vão funcionar no seu navegador( google chrome, firefox, opera entre outros ) ou seja do <text:span text:style-name="T7">lado do cliente ( client – side ) </text:span><text:span text:style-name="T40">ou</text:span><text:span text:style-name="T13"> Front – End </text:span><text:span text:style-name="T40">.</text:span></text:p>
      <text:p text:style-name="P51"/>
      <text:p text:style-name="P51"/>
      <text:p text:style-name="P54">O <text:span text:style-name="T7">designer</text:span> vai trabalhar com imagens, cores, como vai ficar disposto e o <text:span text:style-name="T7">desenvolvedor Front – End</text:span> tem que saber o básico para transformar o que o designer quer em html, css e javascript ( js).</text:p>
      <text:p text:style-name="P51"/>
      <text:p text:style-name="P55">As tecnologias usadas no servidor são chamadas do <text:span text:style-name="T7">lado do servidor ( server – side ) </text:span><text:span text:style-name="T39">ou</text:span><text:span text:style-name="T7"> Back – End</text:span><text:span text:style-name="T39">.</text:span></text:p>
      <text:p text:style-name="P51"/>
      <text:p text:style-name="P56">As tecnologias usadas no <text:span text:style-name="T7">lado do servidor ou Back – End são: php, javascript ( js )</text:span><text:span text:style-name="T39"> </text:span><text:span text:style-name="T41">tem uma versão que roda</text:span><text:span text:style-name="T14"> no lado do servidor chamado node</text:span><text:span text:style-name="T7">, c#, python, rubi,</text:span> <text:s/><text:span text:style-name="T7">java</text:span>.</text:p>
      <text:p text:style-name="P51"/>
      <text:p text:style-name="P51"/>
      <text:p text:style-name="P51"/>
      <text:p text:style-name="P10">Full Stack:</text:p>
      <text:p text:style-name="P57"/>
      <text:p text:style-name="P57"/>
      <text:p text:style-name="P57">É quando a pessoa sabe tanto <text:span text:style-name="T7">Front – End + Back – End </text:span>.</text:p>
      <text:p text:style-name="P51"/>
      <text:p text:style-name="P51"/>
      <text:p text:style-name="P51"/>
      <text:p text:style-name="P8">Capitulo <text:span text:style-name="T42">4:</text:span></text:p>
      <text:p text:style-name="P51"/>
      <text:p text:style-name="P75"><text:tab/><text:span text:style-name="T19">Aula 0</text:span><text:span text:style-name="T20">1</text:span><text:span text:style-name="T19">:</text:span></text:p>
      <text:p text:style-name="P51"/>
      <text:p text:style-name="P51"/>
      <text:list xml:id="list3552369446" text:style-name="L9">
        <text:list-item>
          <text:p text:style-name="P72">No Windows:</text:p>
        </text:list-item>
      </text:list>
      <text:p text:style-name="P58"/>
      <text:list xml:id="list171352255531957" text:continue-numbering="true" text:style-name="L9">
        <text:list-item>
          <text:list>
            <text:list-item>
              <text:p text:style-name="P72">Instalar o google chrome.</text:p>
            </text:list-item>
            <text:list-item>
              <text:p text:style-name="P72">Instalar o Visual Studio Code ( VS )</text:p>
            </text:list-item>
          </text:list>
        </text:list-item>
      </text:list>
      <text:p text:style-name="P51"/>
      <text:p text:style-name="P51"/>
      <text:p text:style-name="P51"/>
      <text:p text:style-name="P74"/>
      <text:p text:style-name="P51"/>
      <text:p text:style-name="P51"/>
      <text:p text:style-name="P51"/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3T15:51:26.308446587</meta:creation-date>
    <dc:date>2022-11-08T17:13:50.811509306</dc:date>
    <meta:editing-duration>PT3H23M30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5" meta:paragraph-count="114" meta:word-count="628" meta:character-count="4045" meta:non-whitespace-character-count="3305"/>
  </office:meta>
</office:document-meta>
</file>